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lbany" svg:font-family="Albany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illing" table:style-name="ta1">
        <table:table-column table:style-name="co1" table:default-cell-style-name="Default"/>
        <table:table-row table:style-name="ro1">
          <table:table-cell table:formula="of:=SUMPRODUCT(IFERROR(COM.MICROSOFT.CEILING.MATH(DURATIONS;300);0))" office:value-type="float" office:value="53700" calcext:value-type="float">
            <text:p>53700</text:p>
          </table:table-cell>
        </table:table-row>
        <table:table-row table:style-name="ro2">
          <table:table-cell table:formula="of:=SUMPRODUCT(IFERROR(CEILING(SUMIFS(DURATIONS;IDS;IDS);300)/COUNTIFS(IDS;IDS);0))" office:value-type="float" office:value="51900" calcext:value-type="float">
            <text:p>51900</text:p>
          </table:table-cell>
        </table:table-row>
      </table:table>
      <table:table table:name="Ticke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uration(sec)</text:p>
          </table:table-cell>
          <table:table-cell office:value-type="string" calcext:value-type="string">
            <text:p>ID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float" office:value="8710" calcext:value-type="float">
            <text:p>8710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8967" calcext:value-type="float">
            <text:p>8967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9096" calcext:value-type="float">
            <text:p>909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097" calcext:value-type="float">
            <text:p>909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850" calcext:value-type="float">
            <text:p>885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988" calcext:value-type="float">
            <text:p>8988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9123" calcext:value-type="float">
            <text:p>9123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8996" calcext:value-type="float">
            <text:p>899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996" calcext:value-type="float">
            <text:p>89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96" calcext:value-type="float">
            <text:p>8996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8997" calcext:value-type="float">
            <text:p>8997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997" calcext:value-type="float">
            <text:p>8997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8997" calcext:value-type="float">
            <text:p>8997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8997" calcext:value-type="float">
            <text:p>8997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8881" calcext:value-type="float">
            <text:p>8881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8881" calcext:value-type="float">
            <text:p>8881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8881" calcext:value-type="float">
            <text:p>88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81" calcext:value-type="float">
            <text:p>888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873" calcext:value-type="float">
            <text:p>8873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8878" calcext:value-type="float">
            <text:p>8878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8878" calcext:value-type="float">
            <text:p>887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878" calcext:value-type="float">
            <text:p>887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878" calcext:value-type="float">
            <text:p>8878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8878" calcext:value-type="float">
            <text:p>8878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8880" calcext:value-type="float">
            <text:p>888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8880" calcext:value-type="float">
            <text:p>888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880" calcext:value-type="float">
            <text:p>8880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8880" calcext:value-type="float">
            <text:p>888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880" calcext:value-type="float">
            <text:p>888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9009" calcext:value-type="float">
            <text:p>9009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9138" calcext:value-type="float">
            <text:p>9138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9138" calcext:value-type="float">
            <text:p>9138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9138" calcext:value-type="float">
            <text:p>9138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9138" calcext:value-type="float">
            <text:p>9138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7729" calcext:value-type="float">
            <text:p>7729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7729" calcext:value-type="float">
            <text:p>7729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9017" calcext:value-type="float">
            <text:p>9017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9147" calcext:value-type="float">
            <text:p>914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892" calcext:value-type="float">
            <text:p>889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892" calcext:value-type="float">
            <text:p>889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9021" calcext:value-type="float">
            <text:p>9021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9021" calcext:value-type="float">
            <text:p>9021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9021" calcext:value-type="float">
            <text:p>9021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9021" calcext:value-type="float">
            <text:p>902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021" calcext:value-type="float">
            <text:p>9021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9021" calcext:value-type="float">
            <text:p>902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022" calcext:value-type="float">
            <text:p>902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152" calcext:value-type="float">
            <text:p>9152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9152" calcext:value-type="float">
            <text:p>915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154" calcext:value-type="float">
            <text:p>9154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154" calcext:value-type="float">
            <text:p>9154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9158" calcext:value-type="float">
            <text:p>9158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8929" calcext:value-type="float">
            <text:p>8929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8653" calcext:value-type="float">
            <text:p>8653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9166" calcext:value-type="float">
            <text:p>9166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9059" calcext:value-type="float">
            <text:p>9059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8910" calcext:value-type="float">
            <text:p>8910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9145" calcext:value-type="float">
            <text:p>914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921" calcext:value-type="float">
            <text:p>892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921" calcext:value-type="float">
            <text:p>8921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921" calcext:value-type="float">
            <text:p>892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668" calcext:value-type="float">
            <text:p>86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61" calcext:value-type="float">
            <text:p>8161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8161" calcext:value-type="float">
            <text:p>8161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8161" calcext:value-type="float">
            <text:p>816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8931" calcext:value-type="float">
            <text:p>893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8931" calcext:value-type="float">
            <text:p>8931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8931" calcext:value-type="float">
            <text:p>8931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9064" calcext:value-type="float">
            <text:p>9064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8937" calcext:value-type="float">
            <text:p>8937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937" calcext:value-type="float">
            <text:p>893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8937" calcext:value-type="float">
            <text:p>893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8937" calcext:value-type="float">
            <text:p>893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999" calcext:value-type="float">
            <text:p>899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8999" calcext:value-type="float">
            <text:p>899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941" calcext:value-type="float">
            <text:p>8941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070" calcext:value-type="float">
            <text:p>907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9070" calcext:value-type="float">
            <text:p>907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070" calcext:value-type="float">
            <text:p>907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9070" calcext:value-type="float">
            <text:p>907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9072" calcext:value-type="float">
            <text:p>907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9072" calcext:value-type="float">
            <text:p>9072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9065" calcext:value-type="float">
            <text:p>906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8954" calcext:value-type="float">
            <text:p>8954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9085" calcext:value-type="float">
            <text:p>9085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9085" calcext:value-type="float">
            <text:p>9085</text:p>
          </table:table-cell>
        </table:table-row>
      </table:table>
      <table:named-expressions>
        <table:named-expression table:name="DURATIONS" table:base-cell-address="$Billing.$B$3" table:expression="[$Tickets.$A$2]:INDEX([$Tickets.$A$1:.$A$1048576];LAST_ROW)"/>
        <table:named-expression table:name="IDS" table:base-cell-address="$Billing.$B$3" table:expression="[$Tickets.$B$2]:INDEX([$Tickets.$B$1:.$B$1048576];LAST_ROW)"/>
        <table:named-expression table:name="INF" table:base-cell-address="$Tickets.$A$96" table:expression="(2^53-1)*2^(1024-53)"/>
        <table:named-expression table:name="LAST_ROW" table:base-cell-address="$Billing.$B$3" table:expression="MATCH(INF;[$Tickets.$A$1:.$A$1048576]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lbany" svg:font-family="Albany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Albany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Dev/7.3.0.0.alpha0$Linux_X86_64 LibreOffice_project/3c0c1b79b689775f09b3bff75bb01118b380f41f</meta:generator>
    <dc:date>2021-08-12T17:42:23.027747367</dc:date>
    <meta:editing-duration>PT4M22S</meta:editing-duration>
    <meta:editing-cycles>3</meta:editing-cycles>
    <meta:document-statistic meta:table-count="2" meta:cell-count="178" meta:object-count="0"/>
  </office:meta>
</office:document-meta>
</file>